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ma empresa precisa realizar backups de seus dados em dois locais: Servidor Local e Nuvem. Três tipos de dados (Críticos, Importantes, Auxiliares) precisam ser salvos.</text:p>
      <text:p text:style-name="Standard"/>
      <text:p text:style-name="Standard">● Servidor Local: Custo de armazenamento $0.01/GB, velocidade de backup 100 MB/s.</text:p>
      <text:p text:style-name="Standard">● Nuvem: Custo de armazenamento $0.05/GB, velocidade de backup 50 MB/s.</text:p>
      <text:p text:style-name="Standard"/>
      <text:p text:style-name="Standard">A empresa tem um orçamento máximo de $200 para armazenamento. Os dados críticos totalizam 500 GB e devem estar guardada apenas localmente. Os dados importantes totalizam 300 GB e os dados auxiliares totalizam 200 GB, podem ser armazenados em qualquer local. A velocidade total de backup deve ser de pelo menos 1000 MB/s.</text:p>
      <text:p text:style-name="Standard"/>
      <text:p text:style-name="Standard">Objetivo: Minimizar o custo total de armazenamento dos backups, garantindo as capacidades e velocidades mínimas de backup para cada tipo de d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0:41:17.783775638</meta:creation-date>
    <dc:date>2025-06-16T10:41:57.796412584</dc:date>
    <meta:editing-duration>PT41S</meta:editing-duration>
    <meta:editing-cycles>1</meta:editing-cycles>
    <meta:document-statistic meta:table-count="0" meta:image-count="0" meta:object-count="0" meta:page-count="1" meta:paragraph-count="5" meta:word-count="123" meta:character-count="784" meta:non-whitespace-character-count="666"/>
    <meta:generator>LibreOffice/24.8.6.2$Linux_X86_64 LibreOffice_project/480$Build-2</meta:generator>
  </office:meta>
</office:document-meta>
</file>